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7524in" svg:y="0.0398in">
            <draw:object draw:notify-on-update-of-ranges="Sheet1.A1:Sheet1.A1 Sheet1.A2:Sheet1.A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843" calcext:value-type="float">
            <text:p>0.000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6165" calcext:value-type="float">
            <text:p>0.0061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9284" calcext:value-type="float">
            <text:p>0.0492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14398" calcext:value-type="float">
            <text:p>0.414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18:00:14.084123014</meta:creation-date>
    <dc:date>2023-02-08T18:07:15.299215938</dc:date>
    <meta:editing-duration>PT15S</meta:editing-duration>
    <meta:editing-cycles>1</meta:editing-cycles>
    <meta:document-statistic meta:table-count="1" meta:cell-count="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Matrix Multiplication: Execution time</text:p>
        </chart:title>
        <chart:subtitle svg:x="0cm" svg:y="0cm" chart:style-name="ch3">
          <text:p/>
        </chart:subtitle>
        <chart:legend chart:legend-position="end" svg:x="13.995cm" svg:y="4.201cm" style:legend-expansion="high" chart:style-name="ch4"/>
        <chart:plot-area chart:style-name="ch5" table:cell-range-address="Sheet1.A1:Sheet1.A8" chart:data-source-has-labels="row" svg:x="0.32cm" svg:y="1.275cm" svg:width="13.355cm" svg:height="7.545cm">
          <chartooo:coordinate-region svg:x="1.127cm" svg:y="1.474cm" svg:width="12.454cm" svg:height="6.69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8" chart:label-cell-address="Sheet1.A1:Sheet1.A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